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54cm" svg:y1="11.541cm" svg:x2="18.272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3:28:08.861385640</meta:creation-date>
    <dc:date>2018-09-15T13:39:02.843480274</dc:date>
    <meta:editing-duration>PT43S</meta:editing-duration>
    <meta:editing-cycles>1</meta:editing-cycles>
    <meta:document-statistic meta:object-count="1"/>
    <meta:generator>LibreOffice/6.1.0.3$Linux_X86_64 LibreOffice_project/10$Build-3</meta:generator>
  </office:meta>
</office:document-meta>
</file>